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202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7232" calcext:value-type="float">
            <text:p>82.24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202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8488" calcext:value-type="float">
            <text:p>81.6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2022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584" calcext:value-type="float">
            <text:p>81.0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2021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6656" calcext:value-type="float">
            <text:p>80.6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2020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3632" calcext:value-type="float">
            <text:p>80.1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2019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5784" calcext:value-type="float">
            <text:p>79.8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201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796" calcext:value-type="float">
            <text:p>78.9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2017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844" calcext:value-type="float">
            <text:p>78.9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2016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696" calcext:value-type="float">
            <text:p>78.5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201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75688" calcext:value-type="float">
            <text:p>78.2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201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2312" calcext:value-type="float">
            <text:p>77.1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2012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2296" calcext:value-type="float">
            <text:p>76.2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2012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368" calcext:value-type="float">
            <text:p>75.1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2011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716" calcext:value-type="float">
            <text:p>72.52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201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948" calcext:value-type="float">
            <text:p>72.03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2009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4952" calcext:value-type="float">
            <text:p>71.62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200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1504" calcext:value-type="float">
            <text:p>68.42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200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228" calcext:value-type="float">
            <text:p>67.77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2006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9696" calcext:value-type="float">
            <text:p>66.90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2005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732" calcext:value-type="float">
            <text:p>66.18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2004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872" calcext:value-type="float">
            <text:p>65.9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2003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5864" calcext:value-type="float">
            <text:p>65.20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2002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1216" calcext:value-type="float">
            <text:p>63.83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200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744" calcext:value-type="float">
            <text:p>63.3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2000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6944" calcext:value-type="float">
            <text:p>62.41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1999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199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004" calcext:value-type="float">
            <text:p>61.28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1997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9128" calcext:value-type="float">
            <text:p>60.0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1996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0032" calcext:value-type="float">
            <text:p>58.93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1995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4776" calcext:value-type="float">
            <text:p>58.02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199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056" calcext:value-type="float">
            <text:p>57.8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199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7728" calcext:value-type="float">
            <text:p>56.49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199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198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8384" calcext:value-type="float">
            <text:p>54.88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198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1987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808" calcext:value-type="float">
            <text:p>57.0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198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5968" calcext:value-type="float">
            <text:p>53.84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1981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6136" calcext:value-type="float">
            <text:p>49.8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198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1512" calcext:value-type="float">
            <text:p>47.9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1978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9936" calcext:value-type="float">
            <text:p>45.9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197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0576" calcext:value-type="float">
            <text:p>43.4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64803</text:p>
          </table:table-cell>
          <table:table-cell office:value-type="string" calcext:value-type="string">
            <text:p>1976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